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29C8222.png"/>
  <manifest:file-entry manifest:media-type="image/png" manifest:full-path="Pictures/100000000000005E0000005E2FA489E1.png"/>
  <manifest:file-entry manifest:media-type="image/png" manifest:full-path="Pictures/100000000000005E0000005E7F0C5E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fill-color="#000080" draw:fill-hatch-name="Black_20_-45_20_Degrees" draw:fill-image-name="Marbl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fill="none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5.08cm" svg:x="2.905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81cm" svg:height="0.763cm" svg:x="7.985cm" svg:y="2.27cm">
          <draw:text-box>
            <text:p text:style-name="P2"><text:span text:style-name="T1">Běh programu</text:span></text:p>
          </draw:text-box>
        </draw:frame>
        <draw:custom-shape draw:style-name="gr3" draw:text-style-name="P4" draw:layer="layout" svg:width="2.54cm" svg:height="1.27cm" svg:x="3.54cm" svg:y="4.175cm">
          <text:p text:style-name="P3"><text:span text:style-name="T2">Inicializa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27cm" svg:x="7.35cm" svg:y="4.175cm">
          <text:p text:style-name="P3"><text:span text:style-name="T2">Transformace da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2.54cm" svg:x="12.43cm" svg:y="3.54cm">
          <text:p text:style-name="P3"><text:span text:style-name="T2">Zpracování </text:span></text:p>
          <text:p text:style-name="P3"><text:span text:style-name="T2">požadavků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525cm" svg:y1="4.81cm" svg:x2="12.43cm" svg:y2="4.81cm">
          <text:p/>
        </draw:line>
        <draw:line draw:style-name="gr5" draw:text-style-name="P1" draw:layer="layout" svg:x1="6.08cm" svg:y1="4.81cm" svg:x2="7.3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fill-image draw:name="Marble" xlink:href="Pictures/100000000000005E0000005E7F0C5E7C.png" xlink:type="simple" xlink:show="embed" xlink:actuate="onLoad"/>
    <draw:fill-image draw:name="Metal" xlink:href="Pictures/100000000000005E0000005E229C8222.png" xlink:type="simple" xlink:show="embed" xlink:actuate="onLoad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11T14:04:06</meta:creation-date>
    <dc:date>2009-02-11T14:18:34</dc:date>
    <meta:editing-cycles>3</meta:editing-cycles>
    <meta:editing-duration>PT14M28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